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94.89mm" svg:y="17.47mm">
            <loext:p draw:notify-on-update-of-ranges="Sheet1.C1:Sheet1.C6 Sheet1.D1:Sheet1.D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347171" calcext:value-type="float">
            <text:p>347171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384489" calcext:value-type="float">
            <text:p>384489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406682" calcext:value-type="float">
            <text:p>406682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483077" calcext:value-type="float">
            <text:p>483077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577656" calcext:value-type="float">
            <text:p>577656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600711" calcext:value-type="float">
            <text:p>6007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 style:data-style-name="N2" text:time-value="15:11:34.7112132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5:13:29.228433877</meta:creation-date>
    <dc:date>2018-02-07T15:11:50.272112111</dc:date>
    <meta:editing-duration>PT9M3S</meta:editing-duration>
    <meta:editing-cycles>2</meta:editing-cycles>
    <meta:generator>LibreOffice/5.1.6.2$Linux_X86_64 LibreOffice_project/10m0$Build-2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3.952cm" style:legend-expansion="high" chart:style-name="ch2"/>
        <chart:plot-area chart:style-name="ch3" table:cell-range-address="Sheet1.C1:Sheet1.D6" svg:x="1.331cm" svg:y="0.18cm" svg:width="12.086cm" svg:height="7.659cm">
          <chartooo:coordinate-region svg:x="1.767cm" svg:y="0.18cm" svg:width="11.093cm" svg:height="7.012cm"/>
          <chart:axis chart:dimension="x" chart:name="primary-x" chart:style-name="ch4">
            <chart:title svg:x="0.451cm" svg:y="4.384cm" chart:style-name="ch5">
              <text:p>year</text:p>
            </chart:title>
          </chart:axis>
          <chart:axis chart:dimension="y" chart:name="primary-y" chart:style-name="ch6">
            <chart:title svg:x="6.92cm" svg:y="8.019cm" chart:style-name="ch7">
              <text:p>count</text:p>
            </chart:title>
            <chart:grid chart:style-name="ch8" chart:class="major"/>
          </chart:axis>
          <chart:series chart:style-name="ch9" chart:values-cell-range-address="Sheet1.C1:Sheet1.C6" chart:class="chart:bar">
            <chart:data-point chart:repeated="6"/>
          </chart:series>
          <chart:series chart:style-name="ch10" chart:values-cell-range-address="Sheet1.D1:Sheet1.D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1">
                <text:p>2011</text:p>
                <draw:g>
                  <svg:desc>Sheet1.C1:Sheet1.C6</svg:desc>
                </draw:g>
              </table:table-cell>
              <table:table-cell office:value-type="float" office:value="347171">
                <text:p>347171</text:p>
                <draw:g>
                  <svg:desc>Sheet1.D1:Sheet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2">
                <text:p>2012</text:p>
              </table:table-cell>
              <table:table-cell office:value-type="float" office:value="384489">
                <text:p>384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3">
                <text:p>2013</text:p>
              </table:table-cell>
              <table:table-cell office:value-type="float" office:value="406682">
                <text:p>4066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4">
                <text:p>2014</text:p>
              </table:table-cell>
              <table:table-cell office:value-type="float" office:value="483077">
                <text:p>483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5">
                <text:p>2015</text:p>
              </table:table-cell>
              <table:table-cell office:value-type="float" office:value="577656">
                <text:p>577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6">
                <text:p>2016</text:p>
              </table:table-cell>
              <table:table-cell office:value-type="float" office:value="600711">
                <text:p>6007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